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uri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3.8cm" svg:height="1.1cm" svg:x="1.8cm" svg:y="4.7cm">
            <text:p text:style-name="P1">InputSplit 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8cm" svg:height="1.1cm" svg:x="1.8cm" svg:y="6.151cm">
            <text:p text:style-name="P1">InputSplit 1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8cm" svg:height="1.1cm" svg:x="1.8cm" svg:y="7.6cm">
            <text:p text:style-name="P1">InputSplit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8cm" svg:height="1.1cm" svg:x="7.2cm" svg:y="4.7cm">
            <text:p text:style-name="P1">map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8cm" svg:height="1.1cm" svg:x="7.2cm" svg:y="6.151cm">
            <text:p text:style-name="P1">map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8cm" svg:height="1.1cm" svg:x="7.2cm" svg:y="7.6cm">
            <text:p text:style-name="P1">map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3cm" svg:height="1.3cm" svg:x="13.3cm" svg:y="6cm">
          <text:p text:style-name="P1">redu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.3cm" svg:x="17.2cm" svg:y="6cm">
          <text:p text:style-name="P1">Part 0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cm" svg:y1="5.2cm" svg:x2="7.2cm" svg:y2="5.2cm">
          <text:p/>
        </draw:line>
        <draw:line draw:style-name="gr4" draw:text-style-name="P1" draw:layer="layout" svg:x1="5.7cm" svg:y1="6.7cm" svg:x2="7.2cm" svg:y2="6.7cm">
          <text:p/>
        </draw:line>
        <draw:line draw:style-name="gr4" draw:text-style-name="P1" draw:layer="layout" svg:x1="5.7cm" svg:y1="8.2cm" svg:x2="7.2cm" svg:y2="8.2cm">
          <text:p/>
        </draw:line>
        <draw:line draw:style-name="gr4" draw:text-style-name="P1" draw:layer="layout" svg:x1="11.3cm" svg:y1="5.2cm" svg:x2="13cm" svg:y2="6.5cm">
          <text:p/>
        </draw:line>
        <draw:line draw:style-name="gr4" draw:text-style-name="P1" draw:layer="layout" svg:x1="11.4cm" svg:y1="6.8cm" svg:x2="12.9cm" svg:y2="6.8cm">
          <text:p/>
        </draw:line>
        <draw:line draw:style-name="gr4" draw:text-style-name="P1" draw:layer="layout" svg:x1="11.4cm" svg:y1="8.3cm" svg:x2="12.8cm" svg:y2="7.2cm">
          <text:p/>
        </draw:line>
        <draw:line draw:style-name="gr4" draw:text-style-name="P1" draw:layer="layout" svg:x1="16.5cm" svg:y1="6.6cm" svg:x2="17.2cm" svg:y2="6.6cm">
          <text:p/>
        </draw:line>
        <draw:custom-shape draw:style-name="gr5" draw:text-style-name="P1" draw:layer="layout" svg:width="4.5cm" svg:height="6.1cm" svg:x="1.5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11cm" svg:height="1.873cm" svg:x="1.9cm" svg:y="9.8cm">
          <draw:text-box>
            <text:p text:style-name="P1">Entrada</text:p>
            <text:p text:style-name="P1">en HDFS</text:p>
          </draw:text-box>
        </draw:frame>
        <draw:frame draw:style-name="gr7" draw:text-style-name="P1" draw:layer="layout" svg:width="3.11cm" svg:height="1.673cm" svg:x="16.7cm" svg:y="7.527cm">
          <draw:text-box>
            <text:p text:style-name="P1">Salida</text:p>
            <text:p text:style-name="P1">en HD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2:38:22.894705103</meta:creation-date>
    <dc:date>2015-05-22T12:57:00.125684684</dc:date>
    <meta:editing-duration>PT2M12S</meta:editing-duration>
    <meta:editing-cycles>1</meta:editing-cycles>
    <meta:document-statistic meta:object-count="20"/>
    <meta:generator>LibreOffice/4.2.8.2$Linux_X86_64 LibreOffice_project/420m0$Build-2</meta:generator>
  </office:meta>
</office:document-meta>
</file>